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Validator.getEffectiveNodeType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Validator.validate( PropertyState prop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temValidator.safeGetJCR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Validator.validate( NodeState node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temValidator.safeGetJCRPath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Validator.ItemValidator( NodeTypeRegistry ntReg , HierarchyManager hierMgr , 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